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429cm"/>
    </style:style>
    <style:style style:name="co5" style:family="table-column">
      <style:table-column-properties fo:break-before="auto" style:column-width="3.147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3.336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2.863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Nombre de valeurs</text:p>
          </table:table-cell>
          <table:table-cell table:style-name="ce1" office:value-type="string">
            <text:p>Echelle de temps</text:p>
          </table:table-cell>
          <table:table-cell table:style-name="ce1" office:value-type="string">
            <text:p>Rapport+/- Inf</text:p>
          </table:table-cell>
          <table:table-cell table:style-name="ce1" office:value-type="string">
            <text:p>Rapport+/- Sup</text:p>
          </table:table-cell>
          <table:table-cell office:value-type="string">
            <text:p>Nb Sélectionnés</text:p>
          </table:table-cell>
          <table:table-cell table:style-name="ce1" office:value-type="string">
            <text:p>Croissantes</text:p>
          </table:table-cell>
          <table:table-cell table:style-name="ce1" office:value-type="string">
            <text:p>Décroissantes</text:p>
          </table:table-cell>
          <table:table-cell table:style-name="ce1" office:value-type="string">
            <text:p>%gain/perte</text:p>
          </table:table-cell>
          <table:table-cell/>
        </table:table-row>
        <table:table-row table:style-name="ro1">
          <table:table-cell table:style-name="ce2" office:value-type="date" office:date-value="2021-10-18">
            <text:p>18/10/21</text:p>
          </table:table-cell>
          <table:table-cell office:value-type="float" office:value="164">
            <text:p>164</text:p>
          </table:table-cell>
          <table:table-cell office:value-type="string">
            <text:p>1mo</text:p>
          </table:table-cell>
          <table:table-cell office:value-type="string">
            <text:p>0.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+0.91%</text:p>
          </table:table-cell>
          <table:table-cell/>
        </table:table-row>
        <table:table-row table:style-name="ro1">
          <table:table-cell table:style-name="ce2" office:value-type="date" office:date-value="2021-10-19">
            <text:p>19/10/21</text:p>
          </table:table-cell>
          <table:table-cell office:value-type="float" office:value="164">
            <text:p>164</text:p>
          </table:table-cell>
          <table:table-cell office:value-type="string">
            <text:p>1mo</text:p>
          </table:table-cell>
          <table:table-cell office:value-type="string">
            <text:p>0.6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+0.15%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1mo</text:p>
          </table:table-cell>
          <table:table-cell office:value-type="string">
            <text:p>0.65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-3.1%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1mo</text:p>
          </table:table-cell>
          <table:table-cell office:value-type="string">
            <text:p>0.55</text:p>
          </table:table-cell>
          <table:table-cell/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string">
            <text:p>-0.6%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>
            <text:p>1mo</text:p>
          </table:table-cell>
          <table:table-cell office:value-type="string">
            <text:p>0.55</text:p>
          </table:table-cell>
          <table:table-cell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+1.1%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1wk</text:p>
          </table:table-cell>
          <table:table-cell office:value-type="string">
            <text:p>0.6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0.14%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office:value-type="string">
            <text:p>1mo</text:p>
          </table:table-cell>
          <table:table-cell office:value-type="string">
            <text:p>0.55</text:p>
          </table:table-cell>
          <table:table-cell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+0.7%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0.55</text:p>
          </table:table-cell>
          <table:table-cell/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-0.76%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0.6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-0.14%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0.6</text:p>
          </table:table-cell>
          <table:table-cell office:value-type="string">
            <text:p>0.65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+1.02%</text:p>
          </table:table-cell>
          <table:table-cell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9">19/10/2021</text:date>, <text:time>19:1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8T02:56:46</meta:creation-date>
    <meta:generator>OpenOffice/4.1.7$Unix OpenOffice.org_project/417m1$Build-9800</meta:generator>
    <dc:date>2021-10-19T19:12:24</dc:date>
    <meta:editing-duration>PT8H44M37S</meta:editing-duration>
    <meta:editing-cycles>5</meta:editing-cycles>
    <meta:document-statistic meta:table-count="3" meta:cell-count="71" meta:object-count="0"/>
  </office:meta>
</office:document-meta>
</file>